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Verdana" style:font-pitch="variable" svg:font-family="Verdana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au1" style:family="table">
      <style:table-properties table:align="margins" style:width="16.999cm" style:shadow="none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border-top="0.002cm solid #000000" fo:background-color="#e6e6e6" fo:padding="0.097cm" fo:border-left="0.002cm solid #000000" fo:border-right="none" fo:border-bottom="0.002cm solid #000000">
        <style:background-image/>
      </style:table-cell-properties>
    </style:style>
    <style:style style:name="Tableau1.C1" style:family="table-cell">
      <style:table-cell-properties fo:border="0.002cm solid #000000" fo:background-color="#e6e6e6" fo:padding="0.097cm">
        <style:background-image/>
      </style:table-cell-properties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C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Table_20_Heading" style:family="paragraph">
      <style:text-properties fo:font-weight="bold" fo:font-style="normal" style:font-size-asian="10pt" style:font-name="Verdana" style:font-size-complex="10pt" fo:font-size="10pt" style:font-style-asian="normal" style:font-style-complex="normal" style:font-weight-complex="bold" style:font-weight-asian="bold"/>
    </style:style>
    <style:style style:name="P2" style:parent-style-name="Table_20_Contents" style:family="paragraph">
      <style:text-properties fo:font-weight="normal" fo:font-style="normal" style:font-size-asian="10pt" style:font-name="Verdana" style:font-size-complex="10pt" fo:font-size="10pt" style:font-style-asian="normal" style:font-style-complex="normal" style:font-weight-complex="normal" style:font-weight-asian="normal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au1" table:style-name="Tableau1">
        <table:table-column table:number-columns-repeated="3" table:style-name="Tableau1.A"/>
        <table:table-header-rows>
          <table:table-row>
            <table:table-cell office:value-type="string" table:protected="false" table:style-name="Tableau1.A1">
              <text:p text:style-name="P1">First name</text:p>
            </table:table-cell>
            <table:table-cell office:value-type="string" table:protected="false" table:style-name="Tableau1.A1">
              <text:p text:style-name="P1">Last name</text:p>
            </table:table-cell>
            <table:table-cell office:value-type="string" table:protected="false" table:style-name="Tableau1.C1">
              <text:p text:style-name="P1">Address</text:p>
            </table:table-cell>
          </table:table-row>
        </table:table-header-rows>
        <table:table-row>
          <table:table-cell office:value-type="string" table:protected="false" table:style-name="Tableau1.A2">
            <text:p text:style-name="P2">Mr 1 first name</text:p>
          </table:table-cell>
          <table:table-cell office:value-type="string" table:protected="false" table:style-name="Tableau1.A2">
            <text:p text:style-name="P2">Mr 1 last name</text:p>
          </table:table-cell>
          <table:table-cell office:value-type="string" table:protected="false" table:style-name="Tableau1.C2">
            <text:p text:style-name="P2">Mr 1 address</text:p>
          </table:table-cell>
        </table:table-row>
        <table:table-row>
          <table:table-cell office:value-type="string" table:protected="false" table:style-name="Tableau1.A2">
            <text:p text:style-name="P2">Ms One first name</text:p>
          </table:table-cell>
          <table:table-cell office:value-type="string" table:protected="false" table:style-name="Tableau1.A2">
            <text:p text:style-name="P2">Ms One last name</text:p>
          </table:table-cell>
          <table:table-cell office:value-type="string" table:protected="false" table:style-name="Tableau1.C2">
            <text:p text:style-name="P2">Ms One address</text:p>
          </table:table-cell>
        </table:table-row>
        <table:table-row>
          <table:table-cell office:value-type="string" table:protected="false" table:style-name="Tableau1.A2">
            <text:p text:style-name="P2">Misss two first name</text:p>
          </table:table-cell>
          <table:table-cell office:value-type="string" table:protected="false" table:style-name="Tableau1.A2">
            <text:p text:style-name="P2">Misss two last name</text:p>
          </table:table-cell>
          <table:table-cell office:value-type="string" table:protected="false" table:style-name="Tableau1.C2">
            <text:p text:style-name="P2">Misss two address</text:p>
          </table:table-cell>
        </table:table-row>
      </table:table>
      <text:h text:outline-level="1" text:style-name="Heading_20_1"/>
      <text:p text:style-name="Text_20_body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Verdana" style:font-pitch="variable" svg:font-family="Verdana" style:font-family-generic="swiss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32in" text:min-label-width="0.32in"/>
        <style:text-properties style:font-name="PodStarSymbol"/>
      </text:list-level-style-bullet>
      <text:list-level-style-bullet text:level="2" text:style-name="podBulletStyle" text:bullet-char="◦">
        <style:list-level-properties text:space-before="0.64in" text:min-label-width="0.32in"/>
        <style:text-properties style:font-name="PodStarSymbol"/>
      </text:list-level-style-bullet>
      <text:list-level-style-bullet text:level="3" text:style-name="podBulletStyle" text:bullet-char="▪">
        <style:list-level-properties text:space-before="0.96in" text:min-label-width="0.32in"/>
        <style:text-properties style:font-name="PodStarSymbol"/>
      </text:list-level-style-bullet>
      <text:list-level-style-bullet text:level="4" text:style-name="podBulletStyle" text:bullet-char="•">
        <style:list-level-properties text:space-before="1.28in" text:min-label-width="0.32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19T09:20:48</meta:creation-date>
    <dc:creator>Gaetan Delannay</dc:creator>
    <dc:date>2006-10-24T07:23:24</dc:date>
    <dc:language>fr-BE</dc:language>
    <meta:editing-cycles>8</meta:editing-cycles>
    <meta:editing-duration>PT9M1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6" meta:word-count="8" meta:character-count="57"/>
    <dc:title>simpleForRow</dc:title>
  </office:meta>
</office:document-meta>
</file>